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79H05M20.142051S" calcext:value-type="time">
            <text:p>1079:05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I fixes cleanu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23H57M47.528S" calcext:value-type="time">
            <text:p>23: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2]-[.B212] &gt; 0; [.C212]-[.B2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2]-[.F212] &gt; 0; [.G212]-[.F212]; 0)" office:value-type="time" office:time-value="PT00H00M00S" calcext:value-type="time">
            <text:p>00:00</text:p>
          </table:table-cell>
          <table:table-cell table:formula="of:=[.D212]+[.H2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3]-[.B213] &gt; 0; [.C213]-[.B21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3]-[.F213] &gt; 0; [.G213]-[.F213]; 0)" office:value-type="time" office:time-value="PT00H00M00S" calcext:value-type="time">
            <text:p>00:00</text:p>
          </table:table-cell>
          <table:table-cell table:formula="of:=[.D213]+[.H21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4]-[.B214] &gt; 0; [.C214]-[.B2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4]-[.F214] &gt; 0; [.G214]-[.F214]; 0)" office:value-type="time" office:time-value="PT00H00M00S" calcext:value-type="time">
            <text:p>00:00</text:p>
          </table:table-cell>
          <table:table-cell table:formula="of:=[.D214]+[.H2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15]-[.B215] &gt; 0; [.C215]-[.B21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15]-[.F215] &gt; 0; [.G215]-[.F215]; 0)" office:value-type="time" office:time-value="PT00H00M00S" calcext:value-type="time">
            <text:p>00:00</text:p>
          </table:table-cell>
          <table:table-cell table:style-name="ce18" table:formula="of:=[.D215]+[.H21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17]-[.B217] &gt; 0; [.C217]-[.B2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7]-[.F217] &gt; 0; [.G217]-[.F217]; 0)" office:value-type="time" office:time-value="PT00H00M00S" calcext:value-type="time">
            <text:p>00:00</text:p>
          </table:table-cell>
          <table:table-cell table:formula="of:=[.D217]+[.H2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8]-[.B218] &gt; 0; [.C218]-[.B2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8]-[.F218] &gt; 0; [.G218]-[.F218]; 0)" office:value-type="time" office:time-value="PT00H00M00S" calcext:value-type="time">
            <text:p>00:00</text:p>
          </table:table-cell>
          <table:table-cell table:formula="of:=[.D218]+[.H2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19]-[.B219] &gt; 0; [.C219]-[.B2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9]-[.F219] &gt; 0; [.G219]-[.F219]; 0)" office:value-type="time" office:time-value="PT00H00M00S" calcext:value-type="time">
            <text:p>00:00</text:p>
          </table:table-cell>
          <table:table-cell table:formula="of:=[.D219]+[.H2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20]-[.B220] &gt; 0; [.C220]-[.B2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0]-[.F220] &gt; 0; [.G220]-[.F220]; 0)" office:value-type="time" office:time-value="PT00H00M00S" calcext:value-type="time">
            <text:p>00:00</text:p>
          </table:table-cell>
          <table:table-cell table:formula="of:=[.D220]+[.H2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1]-[.B221] &gt; 0; [.C221]-[.B22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1]-[.F221] &gt; 0; [.G221]-[.F221]; 0)" office:value-type="time" office:time-value="PT00H00M00S" calcext:value-type="time">
            <text:p>00:00</text:p>
          </table:table-cell>
          <table:table-cell table:style-name="ce18" table:formula="of:=[.D221]+[.H22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08:03:43.2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11T08:26:25.781000000</dc:date>
    <meta:editing-duration>P47DT10H30M44S</meta:editing-duration>
    <meta:editing-cycles>1256</meta:editing-cycles>
    <meta:generator>LibreOffice/7.2.6.2$Windows_X86_64 LibreOffice_project/b0ec3a565991f7569a5a7f5d24fed7f52653d754</meta:generator>
    <meta:document-statistic meta:table-count="2" meta:cell-count="1569" meta:object-count="0"/>
  </office:meta>
</office:document-meta>
</file>